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outline1">
      <style:graphic-properties fo:min-height="11.93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title">
      <style:graphic-properties draw:auto-grow-height="true" fo:min-height="3.506cm"/>
    </style:style>
    <style:style style:name="pr5" style:family="presentation" style:parent-style-name="標準-outline1">
      <style:graphic-properties fo:min-height="11.929cm"/>
    </style:style>
    <style:style style:name="P1" style:family="paragraph">
      <style:text-properties style:font-size-asian="20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データとは</text:p>
          </draw:text-box>
        </draw:frame>
        <draw:frame presentation:style-name="pr2" draw:layer="layout" svg:width="25.199cm" svg:height="12.18cm" svg:x="1.4cm" svg:y="4.914cm" presentation:class="outline">
          <draw:text-box>
            <text:p>処理系が扱える表現すべてがデータである。</text:p>
            <text:p>処理系とは、</text:p>
            <text:list text:style-name="L2">
              <text:list-item>
                <text:p>OS</text:p>
              </text:list-item>
              <text:list-item>
                <text:p>コンパイラ</text:p>
              </text:list-item>
              <text:list-item>
                <text:p>インタープリタ</text:p>
              </text:list-item>
              <text:list-item>
                <text:p>...など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データ処理とは</text:p>
          </draw:text-box>
        </draw:frame>
        <draw:frame presentation:style-name="pr2" draw:layer="layout" svg:width="25.199cm" svg:height="12.18cm" svg:x="1.4cm" svg:y="4.914cm" presentation:class="outline">
          <draw:text-box>
            <text:p>処理対象と処理命令の定義が記述された表現の入力を、入力以外の知識(ルール)を用い、表現が変化しなくなるまで評価を続けることである。</text:p>
            <text:p>なお、処理対象と処理命令は分離が曖昧であり、広い意味ではすべて処理対象である。</text:p>
            <text:p>どういうことか? → チューリングマシンの概念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draw:frame presentation:style-name="pr4" draw:layer="layout" svg:width="25.199cm" svg:height="3.506cm" svg:x="1.4cm" svg:y="0.837cm" presentation:class="title">
          <draw:text-box>
            <text:p>チューリングマシン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無限に長いテープ</text:p>
              </text:list-item>
              <text:list-item>
                <text:p>テープを読み書きするヘッド</text:p>
              </text:list-item>
              <text:list-item>
                <text:p>ヘッドと内部状態記憶用のメモリを持つ機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draw:frame presentation:style-name="pr1" draw:layer="layout" svg:width="25.199cm" svg:height="3.506cm" svg:x="1.292cm" svg:y="0.151cm" presentation:class="title" presentation:user-transformed="true">
          <draw:text-box>
            <text:p>チューリングマシン</text:p>
          </draw:text-box>
        </draw:frame>
        <draw:frame presentation:style-name="pr5" draw:layer="layout" svg:width="25.199cm" svg:height="16.6cm" svg:x="1.292cm" svg:y="3.617cm" presentation:class="outline" presentation:user-transformed="true">
          <draw:text-box>
            <text:p>チューリングマシンとは7つの組M = &lt;Q,Γ,b,Σ,δ,Qi,Qa&gt;である</text:p>
            <text:list text:style-name="L2">
              <text:list-item>
                <text:p><text:span text:style-name="T1">Q</text:span><text:span text:style-name="T1">は機械の状態を表す有限集合</text:span></text:p>
              </text:list-item>
              <text:list-item>
                <text:p><text:span text:style-name="T1">Γ</text:span><text:span text:style-name="T1">はテープに記載される記号の有限集合</text:span></text:p>
              </text:list-item>
              <text:list-item>
                <text:p><text:span text:style-name="T1">b</text:span><text:span text:style-name="T1">は</text:span><text:span text:style-name="T1">Γ</text:span><text:span text:style-name="T1">の元であり、空白記号</text:span></text:p>
              </text:list-item>
              <text:list-item>
                <text:p><text:span text:style-name="T1">δ</text:span><text:span text:style-name="T1">は遷移関数</text:span><text:span text:style-name="T1">: δ(q,a)=(q',a',m); </text:span><text:span text:style-name="T1">機械の状態が</text:span><text:span text:style-name="T1">q</text:span><text:span text:style-name="T1">、着目位置のテープの記号が</text:span><text:span text:style-name="T1">a</text:span><text:span text:style-name="T1">であるとき、機械の状態を</text:span><text:span text:style-name="T1">q'</text:span><text:span text:style-name="T1">に、テープの記号を</text:span><text:span text:style-name="T1">a'</text:span><text:span text:style-name="T1">にしたのち、テープ上を</text:span><text:span text:style-name="T1">m(L or R)</text:span><text:span text:style-name="T1">方向にひとつ移動</text:span></text:p>
              </text:list-item>
              <text:list-item>
                <text:p><text:span text:style-name="T1">Qi</text:span><text:span text:style-name="T1">は初期状態</text:span></text:p>
              </text:list-item>
              <text:list-item>
                <text:p><text:span text:style-name="T1">Qa</text:span><text:span text:style-name="T1">は受理</text:span><text:span text:style-name="T1">(</text:span><text:span text:style-name="T1">待機</text:span><text:span text:style-name="T1">)</text:span><text:span text:style-name="T1">状態</text:span></text:p>
              </text:list-item>
              <text:list-item>
                <text:p><text:span text:style-name="T1">以上をホワイトボードで説明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draw:frame presentation:style-name="pr4" draw:layer="layout" svg:width="25.199cm" svg:height="3.506cm" svg:x="1.4cm" svg:y="0.837cm" presentation:class="title">
          <draw:text-box>
            <text:p>チューリングマシン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計算機は万能チューリングマシンとして設計されている</text:p>
              </text:list-item>
              <text:list-item>
                <text:p>万能チューリングマシンとは、他のどのようなチューリングマシンをも模倣できるチューリングマシン</text:p>
              </text:list-item>
              <text:list-item>
                <text:p>ただし、細かい定義、実装の差がある</text:p>
                <text:p>ex: 実際現実に無限のテープはない</text:p>
              </text:list-item>
              <text:list-item>
                <text:p>汎用計算機とは、「人間の割り込みを許すチューリングマシン」の実装である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チューリングマシン</text:p>
          </draw:text-box>
        </draw:frame>
        <draw:frame presentation:style-name="pr2" draw:layer="layout" svg:width="25.199cm" svg:height="12.18cm" svg:x="1.4cm" svg:y="4.914cm" presentation:class="outline">
          <draw:text-box>
            <text:p>問題:チューリングマシンの実装</text:p>
            <text:list text:style-name="L2">
              <text:list-item>
                <text:p>電子計算機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ヒラギノ明朝 ProN W3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04T16:08:59</meta:creation-date>
    <dc:date>2013-10-08T13:41:21</dc:date>
    <meta:editing-duration>PT24M49S</meta:editing-duration>
    <meta:editing-cycles>10</meta:editing-cycles>
    <meta:generator>LibreOffice/4.0.5.2$MacOSX_x86 LibreOffice_project/5464147a081647a250913f19c0715bca595af2f</meta:generator>
    <meta:document-statistic meta:object-count="45"/>
  </office:meta>
</office:document-meta>
</file>